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0d5" officeooo:paragraph-rsid="000c30d5"/>
    </style:style>
    <style:style style:name="P2" style:family="paragraph" style:parent-style-name="Standard">
      <style:text-properties officeooo:rsid="0012a183" officeooo:paragraph-rsid="0012a183"/>
    </style:style>
    <style:style style:name="P3" style:family="paragraph" style:parent-style-name="Standard">
      <style:text-properties officeooo:rsid="000aa2a9" officeooo:paragraph-rsid="000aa2a9"/>
    </style:style>
    <style:style style:name="P4" style:family="paragraph" style:parent-style-name="Standard">
      <style:paragraph-properties fo:text-align="justify" style:justify-single-word="false"/>
      <style:text-properties officeooo:rsid="000aa2a9" officeooo:paragraph-rsid="000aa2a9"/>
    </style:style>
    <style:style style:name="P5" style:family="paragraph" style:parent-style-name="Standard">
      <style:text-properties officeooo:rsid="0012a183" officeooo:paragraph-rsid="00145205"/>
    </style:style>
    <style:style style:name="P6" style:family="paragraph" style:parent-style-name="Standard">
      <style:text-properties officeooo:rsid="00145205" officeooo:paragraph-rsid="00145205"/>
    </style:style>
    <style:style style:name="P7" style:family="paragraph" style:parent-style-name="Standard">
      <style:text-properties officeooo:rsid="000de1d1" officeooo:paragraph-rsid="000de1d1"/>
    </style:style>
    <style:style style:name="P8" style:family="paragraph" style:parent-style-name="Standard">
      <style:text-properties officeooo:rsid="000aa2a9" officeooo:paragraph-rsid="00117292"/>
    </style:style>
    <style:style style:name="P9" style:family="paragraph" style:parent-style-name="Standard">
      <style:text-properties officeooo:rsid="000eb7a7" officeooo:paragraph-rsid="000eb7a7"/>
    </style:style>
    <style:style style:name="T1" style:family="text">
      <style:text-properties officeooo:rsid="00117292"/>
    </style:style>
    <style:style style:name="T2" style:family="text">
      <style:text-properties officeooo:rsid="001263f5"/>
    </style:style>
    <style:style style:name="T3" style:family="text">
      <style:text-properties officeooo:rsid="00145205"/>
    </style:style>
    <style:style style:name="T4" style:family="text">
      <style:text-properties officeooo:rsid="000b5981"/>
    </style:style>
    <style:style style:name="T5" style:family="text">
      <style:text-properties officeooo:rsid="000eb7a7"/>
    </style:style>
    <style:style style:name="T6" style:family="text">
      <style:text-properties officeooo:rsid="000e9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um datalake com os dados da API do youtube</text:p>
      <text:p text:style-name="Standard"/>
      <text:p text:style-name="P2"/>
      <text:p text:style-name="Standard"/>
      <text:p text:style-name="Standard"/>
      <text:p text:style-name="P3">Situaçã<text:span text:style-name="T1">o</text:span></text:p>
      <text:p text:style-name="P4"><text:tab/><text:span text:style-name="T1">Propor um datalake on-premisse, com tecnologias </text:span><text:span text:style-name="T2">open source, para demonstrar conhecimento </text:span><text:span text:style-name="T3">nas seguintes tecnologias: python, apache hadoop, apache hive, apache airflow, DBT e datalake</text:span><text:span text:style-name="T2">.</text:span></text:p>
      <text:p text:style-name="P4"/>
      <text:p text:style-name="P5">Conceitos Rápidos: </text:p>
      <text:p text:style-name="P5"/>
      <text:p text:style-name="P5">- <text:span text:style-name="T3">Apache hadoop:</text:span></text:p>
      <text:p text:style-name="P5">- <text:span text:style-name="T3">Apache Hive:</text:span></text:p>
      <text:p text:style-name="P5">- <text:span text:style-name="T3">Apache airlow:</text:span></text:p>
      <text:p text:style-name="P5">- <text:span text:style-name="T3">Python:</text:span></text:p>
      <text:p text:style-name="P6">- DBT:</text:p>
      <text:p text:style-name="P6">- Datalake:</text:p>
      <text:p text:style-name="P3"><text:line-break/>Tarefa:</text:p>
      <text:p text:style-name="P3"/>
      <text:p text:style-name="P3">- </text:p>
      <text:p text:style-name="P3"/>
      <text:p text:style-name="P3">Ação:</text:p>
      <text:p text:style-name="P2">1- Tecnologias Usadas</text:p>
      <text:p text:style-name="P7">1 - Arquitetura do data lake:</text:p>
      <text:p text:style-name="P8">Se o arquivo não existir:</text:p>
      <text:p text:style-name="P8"><text:tab/>-&gt; criar arquivo local</text:p>
      <text:p text:style-name="P8"><text:tab/>-&gt; adicionar dados</text:p>
      <text:p text:style-name="P8"><text:tab/>-&gt; mover para o hdfs</text:p>
      <text:p text:style-name="P8"/>
      <text:p text:style-name="P8">Se o arquivo existir:</text:p>
      <text:p text:style-name="P8"><text:tab/>-&gt; baixar arquivo do hdfs</text:p>
      <text:p text:style-name="P8"><text:tab/>-&gt; atuallizar o arquivo</text:p>
      <text:p text:style-name="P8"><text:tab/>-&gt; mover o arquivo (Deve ser sobreescrito)</text:p>
      <text:p text:style-name="P8"><text:s text:c="12"/>-&gt; <text:span text:style-name="T4">Remover o arquivo temporario</text:span></text:p>
      <text:p text:style-name="P9">2 – Dados que irão ser coletados</text:p>
      <text:p text:style-name="P7"><text:span text:style-name="T5">3</text:span> – Arquitetura da dag:</text:p>
      <text:p text:style-name="P7"><text:span text:style-name="T5">4</text:span> – <text:span text:style-name="T6">Propor métricas</text:span></text:p>
      <text:p text:style-name="P3"><text:line-break/>Resultado: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5.2$Linux_X86_64 LibreOffice_project/480$Build-2</meta:generator>
    <dc:date>2025-03-30T13:45:25.740891153</dc:date>
    <meta:editing-duration>PT27M46S</meta:editing-duration>
    <meta:editing-cycles>6</meta:editing-cycles>
    <meta:document-statistic meta:table-count="0" meta:image-count="0" meta:object-count="0" meta:page-count="1" meta:paragraph-count="28" meta:word-count="121" meta:character-count="733" meta:non-whitespace-character-count="614"/>
  </office:meta>
</office:document-meta>
</file>